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48cm"/>
    </style:style>
    <style:style style:name="co2" style:family="table-column">
      <style:table-column-properties fo:break-before="auto" style:column-width="1.411cm"/>
    </style:style>
    <style:style style:name="co3" style:family="table-column">
      <style:table-column-properties fo:break-before="auto" style:column-width="7.848cm"/>
    </style:style>
    <style:style style:name="co4" style:family="table-column">
      <style:table-column-properties fo:break-before="auto" style:column-width="3.565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5.84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8" style:family="table-cell" style:parent-style-name="Default" style:data-style-name="N111">
      <style:text-properties fo:font-weight="bold" style:font-weight-asian="bold" style:font-weight-complex="bold"/>
    </style:style>
    <style:style style:name="ce9" style:family="table-cell" style:parent-style-name="Default" style:data-style-name="N111">
      <style:text-properties fo:font-weight="normal" style:font-weight-asian="normal" style:font-weight-complex="normal"/>
    </style:style>
    <style:style style:name="ce10" style:family="table-cell" style:parent-style-name="Default" style:data-style-name="N111"/>
    <style:style style:name="ce15" style:family="table-cell" style:parent-style-name="Default" style:data-style-name="N112">
      <style:text-properties fo:font-weight="bold" style:font-weight-asian="bold" style:font-weight-complex="bold"/>
    </style:style>
    <style:style style:name="ce16" style:family="table-cell" style:parent-style-name="Default" style:data-style-name="N112">
      <style:text-properties fo:font-weight="normal" style:font-weight-asian="normal" style:font-weight-complex="normal"/>
    </style:style>
    <style:style style:name="ce5" style:family="table-cell" style:parent-style-name="Default" style:data-style-name="N112"/>
    <style:style style:name="ce18" style:family="table-cell" style:parent-style-name="Default" style:data-style-name="N99">
      <style:text-properties fo:font-weight="normal" style:font-weight-asian="normal" style:font-weight-complex="normal"/>
    </style:style>
    <style:style style:name="ce19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ce10"/>
        <table:table-column table:style-name="co7" table:number-columns-repeated="4" table:default-cell-style-name="Default"/>
        <table:table-column table:style-name="co8" table:default-cell-style-name="ce5"/>
        <table:table-column table:style-name="co9" table:default-cell-style-name="Default"/>
        <table:table-column table:style-name="co7" table:number-columns-repeated="1014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genotype</text:p>
          </table:table-cell>
          <table:table-cell table:style-name="ce1" office:value-type="string" calcext:value-type="string">
            <text:p>zygosity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embryo</text:p>
          </table:table-cell>
          <table:table-cell table:style-name="ce8" office:value-type="string" calcext:value-type="string">
            <text:p>xres</text:p>
          </table:table-cell>
          <table:table-cell table:style-name="ce8" office:value-type="string" calcext:value-type="string">
            <text:p>yres</text:p>
          </table:table-cell>
          <table:table-cell table:style-name="ce8" office:value-type="string" calcext:value-type="string">
            <text:p>zres</text:p>
          </table:table-cell>
          <table:table-cell table:style-name="ce1" office:value-type="string" calcext:value-type="string">
            <text:p>timestep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folds_left</text:p>
          </table:table-cell>
          <table:table-cell table:style-name="ce1" office:value-type="string" calcext:value-type="string">
            <text:p>folds_right</text:p>
          </table:table-cell>
          <table:table-cell table:style-name="ce15" office:value-type="string" calcext:value-type="string">
            <text:p>folds_avg</text:p>
          </table:table-cell>
          <table:table-cell table:style-name="ce1" office:value-type="string" calcext:value-type="string">
            <text:p>ectopic_folds</text:p>
          </table:table-cell>
          <table:table-cell table:style-name="ce1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table:formula="of:=IF([.M2];([.L2]+[.M2])/2;[.L2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2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6" table:formula="of:=IF([.M3];([.L3]+[.M3])/2;[.L3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3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6" table:formula="of:=IF([.M4];([.L4]+[.M4])/2;[.L4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4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6" table:formula="of:=IF([.M5];([.L5]+[.M5])/2;[.L5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5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6" table:formula="of:=IF([.M6];([.L6]+[.M6])/2;[.L6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6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table:formula="of:=IF([.M7];([.L7]+[.M7])/2;[.L7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7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table:formula="of:=IF([.M8];([.L8]+[.M8])/2;[.L8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8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6" table:formula="of:=IF([.M9];([.L9]+[.M9])/2;[.L9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9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6" table:formula="of:=IF([.M10];([.L10]+[.M10])/2;[.L10])" office:value-type="float" office:value="3" calcext:value-type="float">
            <text:p>3.0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0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table:formula="of:=IF([.M11];([.L11]+[.M11])/2;[.L11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1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6" table:formula="of:=IF([.M12];([.L12]+[.M12])/2;[.L12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2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table:formula="of:=IF([.M13];([.L13]+[.M13])/2;[.L13])" office:value-type="float" office:value="1" calcext:value-type="float">
            <text:p>1.0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5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table:formula="of:=IF([.M14];([.L14]+[.M14])/2;[.L14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6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table:formula="of:=IF([.M15];([.L15]+[.M15])/2;[.L15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table:number-columns-repeated="6"/>
          <table:table-cell table:style-name="ce9" table:number-columns-repeated="3"/>
          <table:table-cell table:style-name="ce4" table:number-columns-repeated="4"/>
          <table:table-cell table:style-name="ce16"/>
          <table:table-cell table:style-name="ce4" table:number-columns-repeated="1015"/>
        </table:table-row>
        <table:table-row table:style-name="ro1">
          <table:table-cell office:value-type="string" calcext:value-type="string">
            <text:p>2020-01-15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E13</text:p>
          </table:table-cell>
          <table:table-cell table:number-columns-repeated="2" office:value-type="float" office:value="0.2749087" calcext:value-type="float">
            <text:p>0.2749087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IF([.M17];([.L17]+[.M17])/2;[.L17])" office:value-type="float" office:value="1" calcext:value-type="float">
            <text:p>1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IF([.M19];([.L19]+[.M19])/2;[.L19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4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IF([.M20];([.L20]+[.M20])/2;[.L20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formula="of:=IF([.M21];([.L21]+[.M21])/2;[.L21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2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formula="of:=IF([.M23];([.L23]+[.M23])/2;[.L23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3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formula="of:=IF([.M24];([.L24]+[.M24])/2;[.L24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4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IF([.M25];([.L25]+[.M25])/2;[.L25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5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IF([.M26];([.L26]+[.M26])/2;[.L26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9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IF([.M27];([.L27]+[.M27])/2;[.L27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IF([.M28];([.L28]+[.M28])/2;[.L28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12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formula="of:=IF([.M29];([.L29]+[.M29])/2;[.L29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6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IF([.M30];([.L30]+[.M30])/2;[.L30])" office:value-type="float" office:value="1" calcext:value-type="float">
            <text:p>1.0</text:p>
          </table:table-cell>
          <table:table-cell table:style-name="ce19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IF([.M32];([.L32]+[.M32])/2;[.L32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" table:formula="of:=IF([.M33];([.L33]+[.M33])/2;[.L33])" office:value-type="float" office:value="3" calcext:value-type="float">
            <text:p>3.0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 table:number-columns-repeated="13"/>
          <table:table-cell table:style-name="ce16"/>
          <table:table-cell/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IF([.M35];([.L35]+[.M35])/2;[.L35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6" table:formula="of:=IF([.M36];([.L36]+[.M36])/2;[.L36])" office:value-type="float" office:value="4" calcext:value-type="float">
            <text:p>4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formula="of:=IF([.M37];([.L37]+[.M37])/2;[.L37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IF([.M38];([.L38]+[.M38])/2;[.L38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IF([.M39];([.L39]+[.M39])/2;[.L39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formula="of:=IF([.M40];([.L40]+[.M40])/2;[.L40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7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IF([.M42];([.L42]+[.M42])/2;[.L42])" office:value-type="float" office:value="1" calcext:value-type="float">
            <text:p>1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8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IF([.M43];([.L43]+[.M43])/2;[.L43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2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IF([.M44];([.L44]+[.M44])/2;[.L44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4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 table:formula="of:=IF([.M45];([.L45]+[.M45])/2;[.L45])" office:value-type="float" office:value="0" calcext:value-type="float">
            <text:p>0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47];([.L47]+[.M47])/2;[.L47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48];([.L48]+[.M48])/2;[.L48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49];([.L49]+[.M49])/2;[.L49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50];([.L50]+[.M50])/2;[.L50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51];([.L51]+[.M51])/2;[.L51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52];([.L52]+[.M52])/2;[.L52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53];([.L53]+[.M53])/2;[.L53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54];([.L54]+[.M54])/2;[.L54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55];([.L55]+[.M55])/2;[.L55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6" table:formula="of:=IF([.M56];([.L56]+[.M56])/2;[.L56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58];([.L58]+[.M58])/2;[.L58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6" table:formula="of:=IF([.M59];([.L59]+[.M59])/2;[.L59])" office:value-type="float" office:value="3.5" calcext:value-type="float">
            <text:p>3.5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60];([.L60]+[.M60])/2;[.L60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6" table:formula="of:=IF([.M61];([.L61]+[.M61])/2;[.L61])" office:value-type="float" office:value="1.5" calcext:value-type="float">
            <text:p>1.5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6" table:formula="of:=IF([.M62];([.L62]+[.M62])/2;[.L62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63];([.L63]+[.M63])/2;[.L63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6" table:formula="of:=IF([.M64];([.L64]+[.M64])/2;[.L64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65];([.L65]+[.M65])/2;[.L65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67];([.L67]+[.M67])/2;[.L67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68];([.L68]+[.M68])/2;[.L68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69];([.L69]+[.M69])/2;[.L69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table:formula="of:=IF([.M70];([.L70]+[.M70])/2;[.L70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table:formula="of:=IF([.M71];([.L71]+[.M71])/2;[.L71])" office:value-type="float" office:value="1.5" calcext:value-type="float">
            <text:p>1.5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table:formula="of:=IF([.M72];([.L72]+[.M72])/2;[.L72])" office:value-type="float" office:value="1.5" calcext:value-type="float">
            <text:p>1.5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73];([.L73]+[.M73])/2;[.L73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table:formula="of:=IF([.M74];([.L74]+[.M74])/2;[.L74])" office:value-type="float" office:value="1.5" calcext:value-type="float">
            <text:p>1.5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75];([.L75]+[.M75])/2;[.L75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table:formula="of:=IF([.M76];([.L76]+[.M76])/2;[.L76])" office:value-type="float" office:value="1.5" calcext:value-type="float">
            <text:p>1.5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6" table:formula="of:=IF([.M77];([.L77]+[.M77])/2;[.L77])" office:value-type="float" office:value="1.5" calcext:value-type="float">
            <text:p>1.5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3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table:style-name="ce16" table:formula="of:=IF([.M79];([.L79]+[.M79])/2;[.L7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table:style-name="ce16" table:formula="of:=IF([.M80];([.L80]+[.M80])/2;[.L8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table:style-name="ce16" table:formula="of:=IF([.M81];([.L81]+[.M81])/2;[.L8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6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table:style-name="ce16" table:formula="of:=IF([.M82];([.L82]+[.M82])/2;[.L8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7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table:style-name="ce16" table:formula="of:=IF([.M83];([.L83]+[.M83])/2;[.L8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9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table:style-name="ce16" table:formula="of:=IF([.M84];([.L84]+[.M84])/2;[.L8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table:style-name="ce16" table:formula="of:=IF([.M85];([.L85]+[.M85])/2;[.L8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table:style-name="ce16" table:formula="of:=IF([.M86];([.L86]+[.M86])/2;[.L8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table:style-name="ce16" table:formula="of:=IF([.M87];([.L87]+[.M87])/2;[.L8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3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table:style-name="ce16" table:formula="of:=IF([.M88];([.L88]+[.M88])/2;[.L8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table:style-name="ce16" table:formula="of:=IF([.M89];([.L89]+[.M89])/2;[.L8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table:style-name="ce16" table:formula="of:=IF([.M90];([.L90]+[.M90])/2;[.L9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16" table:formula="of:=IF([.M92];([.L92]+[.M92])/2;[.L9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16" table:formula="of:=IF([.M93];([.L93]+[.M93])/2;[.L9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4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16" table:formula="of:=IF([.M94];([.L94]+[.M94])/2;[.L9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5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16" table:formula="of:=IF([.M95];([.L95]+[.M95])/2;[.L9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8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16" table:formula="of:=IF([.M96];([.L96]+[.M96])/2;[.L9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16" table:formula="of:=IF([.M97];([.L97]+[.M97])/2;[.L9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16" table:formula="of:=IF([.M98];([.L98]+[.M98])/2;[.L9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16" table:formula="of:=IF([.M99];([.L99]+[.M99])/2;[.L9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16" table:formula="of:=IF([.M100];([.L100]+[.M100])/2;[.L10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3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16" table:formula="of:=IF([.M101];([.L101]+[.M101])/2;[.L10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4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16" table:formula="of:=IF([.M102];([.L102]+[.M102])/2;[.L10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5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16" table:formula="of:=IF([.M103];([.L103]+[.M103])/2;[.L10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6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16" table:formula="of:=IF([.M104];([.L104]+[.M104])/2;[.L10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7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16" table:formula="of:=IF([.M105];([.L105]+[.M105])/2;[.L10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8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16" table:formula="of:=IF([.M106];([.L106]+[.M106])/2;[.L10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16" table:formula="of:=IF([.M107];([.L107]+[.M107])/2;[.L10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6" table:formula="of:=IF([.M109];([.L109]+[.M109])/2;[.L109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6" table:formula="of:=IF([.M110];([.L110]+[.M110])/2;[.L110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4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6" table:formula="of:=IF([.M111];([.L111]+[.M111])/2;[.L111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8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table:formula="of:=IF([.M112];([.L112]+[.M112])/2;[.L112])" office:value-type="float" office:value="1.5" calcext:value-type="float">
            <text:p>1.5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16" table:formula="of:=IF([.M113];([.L113]+[.M113])/2;[.L113])" office:value-type="float" office:value="3" calcext:value-type="float">
            <text:p>3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6" table:formula="of:=IF([.M114];([.L114]+[.M114])/2;[.L114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6" table:formula="of:=IF([.M115];([.L115]+[.M115])/2;[.L115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6" table:formula="of:=IF([.M116];([.L116]+[.M116])/2;[.L116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7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6" table:formula="of:=IF([.M117];([.L117]+[.M117])/2;[.L117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6" table:formula="of:=IF([.M118];([.L118]+[.M118])/2;[.L118])" office:value-type="float" office:value="1" calcext:value-type="float">
            <text:p>1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6" table:formula="of:=IF([.M120];([.L120]+[.M120])/2;[.L120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6" table:formula="of:=IF([.M121];([.L121]+[.M121])/2;[.L121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4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6" table:formula="of:=IF([.M122];([.L122]+[.M122])/2;[.L122])" office:value-type="float" office:value="1.5" calcext:value-type="float">
            <text:p>1.5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5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6" table:formula="of:=IF([.M123];([.L123]+[.M123])/2;[.L123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6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6" table:formula="of:=IF([.M124];([.L124]+[.M124])/2;[.L124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6" table:formula="of:=IF([.M125];([.L125]+[.M125])/2;[.L125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4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16" table:formula="of:=IF([.M126];([.L126]+[.M126])/2;[.L126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9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6" table:formula="of:=IF([.M127];([.L127]+[.M127])/2;[.L127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16" table:formula="of:=IF([.M129];([.L129]+[.M129])/2;[.L12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16" table:formula="of:=IF([.M130];([.L130]+[.M130])/2;[.L13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16" table:formula="of:=IF([.M131];([.L131]+[.M131])/2;[.L13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16" table:formula="of:=IF([.M132];([.L132]+[.M132])/2;[.L13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16" table:formula="of:=IF([.M133];([.L133]+[.M133])/2;[.L13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16" table:formula="of:=IF([.M134];([.L134]+[.M134])/2;[.L13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16" table:formula="of:=IF([.M135];([.L135]+[.M135])/2;[.L13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16" table:formula="of:=IF([.M136];([.L136]+[.M136])/2;[.L13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16" table:formula="of:=IF([.M137];([.L137]+[.M137])/2;[.L13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16" table:formula="of:=IF([.M138];([.L138]+[.M138])/2;[.L13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16" table:formula="of:=IF([.M139];([.L139]+[.M139])/2;[.L13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16" table:formula="of:=IF([.M140];([.L140]+[.M140])/2;[.L14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16" table:formula="of:=IF([.M141];([.L141]+[.M141])/2;[.L14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6" table:formula="of:=IF([.M143];([.L143]+[.M143])/2;[.L14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6" table:formula="of:=IF([.M144];([.L144]+[.M144])/2;[.L14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6" table:formula="of:=IF([.M145];([.L145]+[.M145])/2;[.L14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6" table:formula="of:=IF([.M146];([.L146]+[.M146])/2;[.L14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5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6" table:formula="of:=IF([.M147];([.L147]+[.M147])/2;[.L14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6" table:formula="of:=IF([.M148];([.L148]+[.M148])/2;[.L14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6" table:formula="of:=IF([.M149];([.L149]+[.M149])/2;[.L14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6" table:formula="of:=IF([.M150];([.L150]+[.M150])/2;[.L15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9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6" table:formula="of:=IF([.M151];([.L151]+[.M151])/2;[.L15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6" table:formula="of:=IF([.M152];([.L152]+[.M152])/2;[.L15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6" table:formula="of:=IF([.M153];([.L153]+[.M153])/2;[.L15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6" table:formula="of:=IF([.M154];([.L154]+[.M154])/2;[.L15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6" table:formula="of:=IF([.M155];([.L155]+[.M155])/2;[.L15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6" table:formula="of:=IF([.M156];([.L156]+[.M156])/2;[.L15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5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6" table:formula="of:=IF([.M157];([.L157]+[.M157])/2;[.L15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6" table:formula="of:=IF([.M158];([.L158]+[.M158])/2;[.L15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160];([.L160]+[.M160])/2;[.L16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161];([.L161]+[.M161])/2;[.L16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162];([.L162]+[.M162])/2;[.L16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163];([.L163]+[.M163])/2;[.L16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164];([.L164]+[.M164])/2;[.L16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165];([.L165]+[.M165])/2;[.L16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166];([.L166]+[.M166])/2;[.L16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167];([.L167]+[.M167])/2;[.L16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168];([.L168]+[.M168])/2;[.L16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169];([.L169]+[.M169])/2;[.L16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170];([.L170]+[.M170])/2;[.L17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171];([.L171]+[.M171])/2;[.L17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172];([.L172]+[.M172])/2;[.L17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173];([.L173]+[.M173])/2;[.L17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174];([.L174]+[.M174])/2;[.L17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175];([.L175]+[.M175])/2;[.L17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176];([.L176]+[.M176])/2;[.L17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3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style-name="ce16" table:formula="of:=IF([.M178];([.L178]+[.M178])/2;[.L17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style-name="ce16" table:formula="of:=IF([.M179];([.L179]+[.M179])/2;[.L17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9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style-name="ce16" table:formula="of:=IF([.M180];([.L180]+[.M180])/2;[.L18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12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style-name="ce16" table:formula="of:=IF([.M181];([.L181]+[.M181])/2;[.L18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style-name="ce16" table:formula="of:=IF([.M183];([.L183]+[.M183])/2;[.L18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style-name="ce16" table:formula="of:=IF([.M184];([.L184]+[.M184])/2;[.L18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1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style-name="ce16" table:formula="of:=IF([.M185];([.L185]+[.M185])/2;[.L18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style-name="ce16" table:formula="of:=IF([.M186];([.L186]+[.M186])/2;[.L18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style-name="ce16" table:formula="of:=IF([.M187];([.L187]+[.M187])/2;[.L18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4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style-name="ce16" table:formula="of:=IF([.M188];([.L188]+[.M188])/2;[.L18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3"/>
          <table:table-cell table:style-name="ce16" table:formula="of:=IF([.M190];([.L190]+[.M190])/2;[.L19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3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3"/>
          <table:table-cell table:style-name="ce16" table:formula="of:=IF([.M191];([.L191]+[.M191])/2;[.L19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4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3"/>
          <table:table-cell table:style-name="ce16" table:formula="of:=IF([.M192];([.L192]+[.M192])/2;[.L19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6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3"/>
          <table:table-cell table:style-name="ce16" table:formula="of:=IF([.M193];([.L193]+[.M193])/2;[.L19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7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3"/>
          <table:table-cell table:style-name="ce16" table:formula="of:=IF([.M194];([.L194]+[.M194])/2;[.L19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8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3"/>
          <table:table-cell table:style-name="ce16" table:formula="of:=IF([.M195];([.L195]+[.M195])/2;[.L19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0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3"/>
          <table:table-cell table:style-name="ce16" table:formula="of:=IF([.M196];([.L196]+[.M196])/2;[.L19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1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3"/>
          <table:table-cell table:style-name="ce16" table:formula="of:=IF([.M197];([.L197]+[.M197])/2;[.L19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3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3"/>
          <table:table-cell table:style-name="ce16" table:formula="of:=IF([.M198];([.L198]+[.M198])/2;[.L19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4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3"/>
          <table:table-cell table:style-name="ce16" table:formula="of:=IF([.M199];([.L199]+[.M199])/2;[.L19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6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3"/>
          <table:table-cell table:style-name="ce16" table:formula="of:=IF([.M200];([.L200]+[.M200])/2;[.L20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02];([.L202]+[.M202])/2;[.L20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03];([.L203]+[.M203])/2;[.L20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04];([.L204]+[.M204])/2;[.L20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05];([.L205]+[.M205])/2;[.L20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06];([.L206]+[.M206])/2;[.L20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07];([.L207]+[.M207])/2;[.L20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08];([.L208]+[.M208])/2;[.L20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09];([.L209]+[.M209])/2;[.L20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10];([.L210]+[.M210])/2;[.L21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11];([.L211]+[.M211])/2;[.L21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16" table:formula="of:=IF([.M213];([.L213]+[.M213])/2;[.L21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16" table:formula="of:=IF([.M214];([.L214]+[.M214])/2;[.L21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16" table:formula="of:=IF([.M215];([.L215]+[.M215])/2;[.L21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3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style-name="ce16" table:formula="of:=IF([.M217];([.L217]+[.M217])/2;[.L21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stg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style-name="ce16" table:formula="of:=IF([.M218];([.L218]+[.M218])/2;[.L21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formula="of:=IF([.M220];([.L220]+[.M220])/2;[.L220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2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IF([.M221];([.L221]+[.M221])/2;[.L221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3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" table:formula="of:=IF([.M222];([.L222]+[.M222])/2;[.L222])" office:value-type="float" office:value="3" calcext:value-type="float">
            <text:p>3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4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formula="of:=IF([.M223];([.L223]+[.M223])/2;[.L223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5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" table:formula="of:=IF([.M224];([.L224]+[.M224])/2;[.L224])" office:value-type="float" office:value="3" calcext:value-type="float">
            <text:p>3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6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formula="of:=IF([.M225];([.L225]+[.M225])/2;[.L225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7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formula="of:=IF([.M226];([.L226]+[.M226])/2;[.L226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8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formula="of:=IF([.M227];([.L227]+[.M227])/2;[.L227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9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IF([.M228];([.L228]+[.M228])/2;[.L228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1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" table:formula="of:=IF([.M229];([.L229]+[.M229])/2;[.L229])" office:value-type="float" office:value="3" calcext:value-type="float">
            <text:p>3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2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IF([.M230];([.L230]+[.M230])/2;[.L230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3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IF([.M231];([.L231]+[.M231])/2;[.L231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4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formula="of:=IF([.M232];([.L232]+[.M232])/2;[.L232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5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formula="of:=IF([.M233];([.L233]+[.M233])/2;[.L233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6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" table:formula="of:=IF([.M234];([.L234]+[.M234])/2;[.L234])" office:value-type="float" office:value="3" calcext:value-type="float">
            <text:p>3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7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formula="of:=IF([.M235];([.L235]+[.M235])/2;[.L235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37];([.L237]+[.M237])/2;[.L23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38];([.L238]+[.M238])/2;[.L23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39];([.L239]+[.M239])/2;[.L23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40];([.L240]+[.M240])/2;[.L24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41];([.L241]+[.M241])/2;[.L24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42];([.L242]+[.M242])/2;[.L24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43];([.L243]+[.M243])/2;[.L24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44];([.L244]+[.M244])/2;[.L24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45];([.L245]+[.M245])/2;[.L24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46];([.L246]+[.M246])/2;[.L24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47];([.L247]+[.M247])/2;[.L24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48];([.L248]+[.M248])/2;[.L24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49];([.L249]+[.M249])/2;[.L24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50];([.L250]+[.M250])/2;[.L25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51];([.L251]+[.M251])/2;[.L25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52];([.L252]+[.M252])/2;[.L25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53];([.L253]+[.M253])/2;[.L25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54];([.L254]+[.M254])/2;[.L25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55];([.L255]+[.M255])/2;[.L25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 table:number-rows-repeated="1048320">
          <table:table-cell table:number-columns-repeated="1029"/>
        </table:table-row>
        <table:table-row table:style-name="ro1">
          <table:table-cell table:number-columns-repeated="10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1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Vellutini</meta:initial-creator>
    <meta:creation-date>2021-10-06T12:11:34.920244770</meta:creation-date>
    <meta:generator>LibreOffice/7.4.3.2$Linux_X86_64 LibreOffice_project/1048a8393ae2eeec98dff31b5c133c5f1d08b890</meta:generator>
    <dc:date>2022-11-30T15:42:13.368776383</dc:date>
    <dc:creator>Bruno Vellutini</dc:creator>
    <meta:editing-duration>P9DT19H6M30S</meta:editing-duration>
    <meta:editing-cycles>62</meta:editing-cycles>
    <meta:document-statistic meta:table-count="1" meta:cell-count="2500" meta:object-count="0"/>
  </office:meta>
</office:document-meta>
</file>